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1"/>
      <text:p text:style-name="P9"><text:soft-page-break/>Sat 11/19/16 <text:s/><text:span text:style-name="T1">5.25 miles</text:span></text:p>
      <text:p text:style-name="P9">I ran out and back on a slightly hilly course.</text:p>
      <text:p text:style-name="P9">¾ mile warm up </text:p>
      <text:p text:style-name="P9">8 x ¼ mile run with ¼ mile jogs between the runs</text:p>
      <text:p text:style-name="P9">¾ mile warm down</text:p>
      <text:p text:style-name="P9">The warm up, jogs, and warm down were at an average pace of 11:45/mile.</text:p>
      <text:p text:style-name="P9">The ¼ mile runs were at an average pace of 7:40/mile.</text:p>
      <text:p text:style-name="P9">Times for ¼ mile runs: 1:54.1, 1:58.3, 1:56.4, 1:54.4, 1:56.4,1:52.5, 1:52.4, 1:54.6</text:p>
      <text:p text:style-name="P9"/>
      <text:p text:style-name="P9">Sun 11/20/16 <text:s/><text:span text:style-name="T1">4.25 miles</text:span></text:p>
      <text:p text:style-name="P9">½ mile warm up to the indoor track</text:p>
      <text:p text:style-name="P9">On indoor track with no shoes:</text:p>
      <text:p text:style-name="P9">2 miles in 9:15 + 8:39 = 17:54</text:p>
      <text:p text:style-name="P9">1 mile jog in 10:18 and rested 3 minutes</text:p>
      <text:p text:style-name="P9">With shoes on ¼ mile in 1:48.7, ¼ mile jog and ¼ mile walk</text:p>
      <text:p text:style-name="P9"/>
      <text:p text:style-name="P9">Mon 11/21/16 <text:s/><text:span text:style-name="T1">3.25 miles</text:span></text:p>
      <text:p text:style-name="P9">On the indoor track I ran a mile with no shoes: 4:35 + 4:06 = 8:41 and rested 10 minutes</text:p>
      <text:p text:style-name="P9">On the indoor track with shoes 3 x ¼ mile run with ¼ mile jogs before each run</text:p>
      <text:p text:style-name="P9"><text:s text:c="3"/>Times on ¼ mile runs: <text:s/>2:03, 1:57, 1:54</text:p>
      <text:p text:style-name="P9">I rested 1 minute, walked ½ mile in 6:22 and warmed down with a ¼ mile walk and jog.</text:p>
      <text:p text:style-name="P9"/>
      <text:p text:style-name="P9">Tues 11/22/16 <text:s/><text:span text:style-name="T1">4.25 miles</text:span></text:p>
      <text:p text:style-name="P9">I continue to include walking in my workouts. <text:s/>I hope to do another 50 miler next year.</text:p>
      <text:p text:style-name="P9">On the indoor track I ran a mile with no shoes in 9:57 and rested 3 minutes.</text:p>
      <text:p text:style-name="P9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9"><text:s/></text:p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2T14:14:07.15</dc:date>
    <dc:creator>James Lombardi</dc:creator>
    <meta:editing-duration>PT14H55M52S</meta:editing-duration>
    <meta:editing-cycles>71</meta:editing-cycles>
    <meta:generator>OpenOffice/4.1.2$Win32 OpenOffice.org_project/412m3$Build-9782</meta:generator>
    <meta:document-statistic meta:table-count="0" meta:image-count="0" meta:object-count="0" meta:page-count="7" meta:paragraph-count="237" meta:word-count="2259" meta:character-count="10945"/>
  </office:meta>
</office:document-meta>
</file>